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0100000001091D2AD01F79EF2D.gif" manifest:media-type="image/gi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1.636cm" table:align="left"/>
    </style:style>
    <style:style style:name="Table1.A" style:family="table-column">
      <style:table-column-properties style:column-width="3.789cm"/>
    </style:style>
    <style:style style:name="Table1.B" style:family="table-column">
      <style:table-column-properties style:column-width="2.447cm"/>
    </style:style>
    <style:style style:name="Table1.C" style:family="table-column">
      <style:table-column-properties style:column-width="5.401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2c828" officeooo:paragraph-rsid="0002c828"/>
    </style:style>
    <style:style style:name="P2" style:family="paragraph" style:parent-style-name="Standard">
      <style:paragraph-properties fo:margin-top="0cm" fo:margin-bottom="0.499cm" style:contextual-spacing="false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2c828" officeooo:paragraph-rsid="0002c828" style:font-size-asian="14pt" style:font-weight-asian="bold" style:font-size-complex="14pt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>
      <style:paragraph-properties fo:margin-top="0cm" fo:margin-bottom="0cm" style:contextual-spacing="false"/>
    </style:style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5"/>
    <style:style style:name="T1" style:family="text"/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cm" svg:y="0cm" svg:width="2cm" style:rel-width="100%" svg:height="1cm" style:rel-height="100%" draw:z-index="0">
        <draw:image xlink:href="Pictures/100000010000000100000001091D2AD01F79EF2D.gif" xlink:type="simple" xlink:show="embed" xlink:actuate="onLoad" draw:mime-type="image/gif"/>
      </draw:frame>
      <text:p text:style-name="P3">Llamaindex Evaluators</text:p>
      <text:p text:style-name="P1"/>
      <text:p text:style-name="P1"/>
      <text:p text:style-name="Standard"><text:a xlink:type="simple" xlink:href="https://www.llamaindex.ai/" office:target-frame-name="_blank" xlink:show="new" text:style-name="Internet_20_link" text:visited-style-name="Visited_20_Internet_20_Link">LlamaIndex</text:a>, evaluation modules assess RAG (Retrieval-Augmented Generation) performance, returning scores based on LLM-driven assessments. The scoring ranges vary by evaluator, ranging from binary (0-1) to multi-point scales (1-5). </text:p>
      <text:p text:style-name="Standard">Here are the typical score ranges for the specified LlamaIndex evaluators:</text:p>
      <text:p text:style-name="P2">1. Correctness Evaluator</text:p>
      <text:list xml:id="list4099504541" text:style-name="L1">
        <text:list-item>
          <text:p text:style-name="P5"><text:span text:style-name="Strong_20_Emphasis">Range:</text:span> 1 to 5</text:p>
        </text:list-item>
        <text:list-item>
          <text:p text:style-name="P5"><text:span text:style-name="Strong_20_Emphasis">Description:</text:span> Measures the relevance and accuracy of a generated answer compared to a reference (ground-truth) answer.</text:p>
          <text:list>
            <text:list-item>
              <text:p text:style-name="P5"><text:span text:style-name="Strong_20_Emphasis">1:</text:span> Not relevant or completely incorrect.</text:p>
            </text:list-item>
            <text:list-item>
              <text:p text:style-name="P5"><text:span text:style-name="Strong_20_Emphasis">2-3:</text:span> Relevant but contains mistakes.</text:p>
            </text:list-item>
            <text:list-item>
              <text:p text:style-name="P5"><text:span text:style-name="Strong_20_Emphasis">4-5:</text:span> Relevant and fully correct.</text:p>
            </text:list-item>
          </text:list>
        </text:list-item>
        <text:list-item>
          <text:p text:style-name="P5"><text:span text:style-name="Strong_20_Emphasis">Default Passing Threshold:</text:span> </text:p>
          <text:p text:style-name="P4">4.0. </text:p>
        </text:list-item>
      </text:list>
      <text:p text:style-name="Text_20_body">2. Faithfulness Evaluator</text:p>
      <text:list xml:id="list2282030541" text:style-name="L2">
        <text:list-item>
          <text:p text:style-name="P7"><text:span text:style-name="Strong_20_Emphasis">Range:</text:span> 0 to 1</text:p>
        </text:list-item>
        <text:list-item>
          <text:p text:style-name="P7"><text:span text:style-name="Strong_20_Emphasis">Description:</text:span> Determines if the response is derived <text:span text:style-name="Emphasis">solely</text:span> from the retrieved context (no hallucinations).</text:p>
          <text:list>
            <text:list-item>
              <text:p text:style-name="P7"><text:span text:style-name="Strong_20_Emphasis">1:</text:span> The response is completely supported by the context.</text:p>
            </text:list-item>
            <text:list-item>
              <text:p text:style-name="P8"><text:span text:style-name="Strong_20_Emphasis">0:</text:span> The response is not supported by the context. </text:p>
            </text:list-item>
          </text:list>
        </text:list-item>
      </text:list>
      <text:p text:style-name="Text_20_body">3. Relevancy Evaluator (Answer/Context) </text:p>
      <text:list xml:id="list1383841130" text:style-name="L3">
        <text:list-item>
          <text:p text:style-name="P9"><text:span text:style-name="Strong_20_Emphasis">Range:</text:span> 0 to 1</text:p>
        </text:list-item>
        <text:list-item>
          <text:p text:style-name="P9"><text:span text:style-name="Strong_20_Emphasis">Description:</text:span></text:p>
          <text:list>
            <text:list-item>
              <text:p text:style-name="P9"><text:span text:style-name="Strong_20_Emphasis">Answer Relevancy:</text:span> Measures if the generated answer matches the user query.</text:p>
            </text:list-item>
            <text:list-item>
              <text:p text:style-name="P9"><text:span text:style-name="Strong_20_Emphasis">Context Relevancy (ContextRelevancyEvaluator):</text:span> Measures if the retrieved context is relevant to the query.</text:p>
            </text:list-item>
          </text:list>
        </text:list-item>
        <text:list-item>
          <text:p text:style-name="P10"><text:span text:style-name="Strong_20_Emphasis">Interpretation:</text:span> A higher score (closer to 1) means higher relevance. </text:p>
        </text:list-item>
      </text:list>
      <text:p text:style-name="Text_20_body">4. Semantic Similarity Evaluator</text:p>
      <text:list xml:id="list2847504066" text:style-name="L4">
        <text:list-item>
          <text:p text:style-name="P11"><text:span text:style-name="Strong_20_Emphasis">Range:</text:span> 0 to 1</text:p>
        </text:list-item>
        <text:list-item>
          <text:p text:style-name="P11"><text:span text:style-name="Strong_20_Emphasis">Description:</text:span> Uses embedding-based cosine similarity to measure how closely the generated response aligns with the semantic meaning of the reference answer.</text:p>
        </text:list-item>
        <text:list-item>
          <text:p text:style-name="P12"><text:span text:style-name="Strong_20_Emphasis">Interpretation:</text:span> Higher scores indicate higher semantic resemblance. </text:p>
        </text:list-item>
      </text:list>
      <text:p text:style-name="Text_20_body">5. Pairwise Evaluator (PairwiseComparisonEvaluator) </text:p>
      <text:list xml:id="list979192317" text:style-name="L5">
        <text:list-item>
          <text:p text:style-name="P13"><text:span text:style-name="Strong_20_Emphasis">Range:</text:span> 0, 1, or 2 (often interpreted as a comparison)</text:p>
        </text:list-item>
        <text:list-item>
          <text:p text:style-name="P13"><text:span text:style-name="Strong_20_Emphasis">Description:</text:span> Evaluates which of two generated answers is better, or how a new response compares to an old one, generally based on a LLM-as-a-judge approach.</text:p>
        </text:list-item>
        <text:list-item>
          <text:p text:style-name="P14"><text:soft-page-break/><text:span text:style-name="Strong_20_Emphasis">Scoring:</text:span> It usually returns a choice (e.g., 1 for Response A is better, 2 for Response B is better, 0 for tie) rather than a 0-1 probability, but it is often normalized to a specific preference label. </text:p>
        </text:list-item>
      </text:list>
      <text:p text:style-name="P6">Summary Table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Evaluator </text:p>
          </table:table-cell>
          <table:table-cell table:style-name="Table1.A1" office:value-type="string">
            <text:p text:style-name="Table_20_Heading">Score Range</text:p>
          </table:table-cell>
          <table:table-cell table:style-name="Table1.A1" office:value-type="string">
            <text:p text:style-name="Table_20_Heading">Key Metric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rrectness</text:span></text:p>
          </table:table-cell>
          <table:table-cell table:style-name="Table1.A1" office:value-type="string">
            <text:p text:style-name="Table_20_Contents">1 - 5</text:p>
          </table:table-cell>
          <table:table-cell table:style-name="Table1.A1" office:value-type="string">
            <text:p text:style-name="Table_20_Contents">Accuracy vs Referenc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aithfulness</text:span></text:p>
          </table:table-cell>
          <table:table-cell table:style-name="Table1.A1" office:value-type="string">
            <text:p text:style-name="Table_20_Contents">0 - 1</text:p>
          </table:table-cell>
          <table:table-cell table:style-name="Table1.A1" office:value-type="string">
            <text:p text:style-name="Table_20_Contents">Hallucination Check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elevancy</text:span></text:p>
          </table:table-cell>
          <table:table-cell table:style-name="Table1.A1" office:value-type="string">
            <text:p text:style-name="Table_20_Contents">0 - 1</text:p>
          </table:table-cell>
          <table:table-cell table:style-name="Table1.A1" office:value-type="string">
            <text:p text:style-name="Table_20_Contents">Query-Answer/Context Match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mantic Similarity</text:span></text:p>
          </table:table-cell>
          <table:table-cell table:style-name="Table1.A1" office:value-type="string">
            <text:p text:style-name="Table_20_Contents">0 - 1</text:p>
          </table:table-cell>
          <table:table-cell table:style-name="Table1.A1" office:value-type="string">
            <text:p text:style-name="Table_20_Contents">Cosine Similarity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airwise</text:span></text:p>
          </table:table-cell>
          <table:table-cell table:style-name="Table1.A1" office:value-type="string">
            <text:p text:style-name="Table_20_Contents">0, 1, 2</text:p>
          </table:table-cell>
          <table:table-cell table:style-name="Table1.A1" office:value-type="string">
            <text:p text:style-name="Table_20_Contents">Comparison/Preferenc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5T11:25:50.387525956</meta:creation-date>
    <dc:date>2026-03-05T11:33:30.864708603</dc:date>
    <meta:editing-duration>PT7M40S</meta:editing-duration>
    <meta:editing-cycles>1</meta:editing-cycles>
    <meta:generator>LibreOffice/7.3.7.2$Linux_X86_64 LibreOffice_project/30$Build-2</meta:generator>
    <meta:document-statistic meta:table-count="1" meta:image-count="1" meta:object-count="0" meta:page-count="2" meta:paragraph-count="49" meta:word-count="338" meta:character-count="2167" meta:non-whitespace-character-count="1890"/>
  </office:meta>
</office:document-meta>
</file>